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4a957" officeooo:paragraph-rsid="0014a957" style:font-size-asian="16pt" style:font-size-complex="16pt"/>
    </style:style>
    <style:style style:name="P2" style:family="paragraph" style:parent-style-name="Standard">
      <style:text-properties fo:font-size="16pt" fo:font-weight="bold" officeooo:rsid="0014a957" officeooo:paragraph-rsid="0014a957" style:font-size-asian="16pt" style:font-weight-asian="bold" style:font-size-complex="16pt" style:font-weight-complex="bold"/>
    </style:style>
    <style:style style:name="P3" style:family="paragraph" style:parent-style-name="Standard">
      <style:text-properties fo:font-size="16pt" fo:font-weight="bold" officeooo:rsid="0014a957" officeooo:paragraph-rsid="00166389" style:font-size-asian="16pt" style:font-weight-asian="bold" style:font-size-complex="16pt" style:font-weight-complex="bold"/>
    </style:style>
    <style:style style:name="P4" style:family="paragraph" style:parent-style-name="Standard">
      <style:text-properties fo:font-size="24pt" officeooo:rsid="0014a957" officeooo:paragraph-rsid="0014a957" style:font-size-asian="21pt" style:font-size-complex="24pt"/>
    </style:style>
    <style:style style:name="P5" style:family="paragraph" style:parent-style-name="Standard">
      <style:text-properties fo:font-size="18pt" officeooo:rsid="0014a957" officeooo:paragraph-rsid="0014a957" style:font-size-asian="15.75pt" style:font-size-complex="18pt"/>
    </style:style>
    <style:style style:name="P6" style:family="paragraph" style:parent-style-name="Standard">
      <style:text-properties fo:font-size="13pt" officeooo:rsid="0014a957" officeooo:paragraph-rsid="0014a957" style:font-size-asian="11.3500003814697pt" style:font-size-complex="13pt"/>
    </style:style>
    <style:style style:name="P7" style:family="paragraph" style:parent-style-name="Standard">
      <style:text-properties fo:font-size="13pt" officeooo:rsid="00184cd2" officeooo:paragraph-rsid="00184cd2" style:font-size-asian="11.3500003814697pt" style:font-size-complex="13pt"/>
    </style:style>
    <style:style style:name="P8" style:family="paragraph" style:parent-style-name="Standard">
      <style:text-properties fo:font-size="12pt" officeooo:rsid="0014a957" officeooo:paragraph-rsid="0014a957" style:font-size-asian="10.5pt" style:font-size-complex="12pt"/>
    </style:style>
    <style:style style:name="P9" style:family="paragraph" style:parent-style-name="Standard" style:list-style-name="L1">
      <style:text-properties officeooo:paragraph-rsid="00166389"/>
    </style:style>
    <style:style style:name="P10" style:family="paragraph" style:parent-style-name="Standard" style:list-style-name="L1">
      <style:text-properties officeooo:rsid="00166389" officeooo:paragraph-rsid="00166389"/>
    </style:style>
    <style:style style:name="P11" style:family="paragraph" style:parent-style-name="Standard">
      <style:text-properties officeooo:paragraph-rsid="00166389"/>
    </style:style>
    <style:style style:name="P12" style:family="paragraph" style:parent-style-name="Standard" style:list-style-name="L2">
      <style:text-properties officeooo:rsid="00184cd2" officeooo:paragraph-rsid="00184cd2"/>
    </style:style>
    <style:style style:name="P13" style:family="paragraph" style:parent-style-name="Standard">
      <style:paragraph-properties fo:margin-left="0.9846in" fo:margin-right="0in" fo:text-indent="0in" style:auto-text-indent="false"/>
      <style:text-properties fo:font-size="16pt" officeooo:rsid="0014a957" officeooo:paragraph-rsid="0014a957" style:font-size-asian="16pt" style:font-size-complex="16pt"/>
    </style:style>
    <style:style style:name="P14" style:family="paragraph" style:parent-style-name="Standard">
      <style:paragraph-properties fo:margin-left="0.9846in" fo:margin-right="0in" fo:text-indent="0in" style:auto-text-indent="false"/>
      <style:text-properties fo:font-size="16pt" officeooo:rsid="0014a957" officeooo:paragraph-rsid="00166389" style:font-size-asian="16pt" style:font-size-complex="16pt"/>
    </style:style>
    <style:style style:name="P15" style:family="paragraph" style:parent-style-name="Standard">
      <style:paragraph-properties fo:margin-left="0.9846in" fo:margin-right="0in" fo:text-indent="0in" style:auto-text-indent="false"/>
      <style:text-properties fo:font-size="16pt" officeooo:rsid="0015b061" officeooo:paragraph-rsid="0015b061" style:font-size-asian="16pt" style:font-size-complex="16pt"/>
    </style:style>
    <style:style style:name="P16" style:family="paragraph" style:parent-style-name="Standard">
      <style:paragraph-properties fo:margin-left="0.9846in" fo:margin-right="0in" fo:text-indent="0in" style:auto-text-indent="false"/>
      <style:text-properties fo:font-size="16pt" officeooo:rsid="0015b061" officeooo:paragraph-rsid="00166389" style:font-size-asian="16pt" style:font-size-complex="16pt"/>
    </style:style>
    <style:style style:name="P17" style:family="paragraph" style:parent-style-name="Standard">
      <style:paragraph-properties fo:margin-left="0.9846in" fo:margin-right="0in" fo:text-indent="0in" style:auto-text-indent="false"/>
      <style:text-properties fo:font-size="16pt" fo:font-weight="bold" officeooo:rsid="0015b061" officeooo:paragraph-rsid="0015b061" style:font-size-asian="16pt" style:font-weight-asian="bold" style:font-size-complex="16pt" style:font-weight-complex="bold"/>
    </style:style>
    <style:style style:name="P18" style:family="paragraph" style:parent-style-name="Standard">
      <style:paragraph-properties fo:margin-left="0.9846in" fo:margin-right="0in" fo:text-indent="0in" style:auto-text-indent="false"/>
      <style:text-properties fo:font-size="16pt" fo:font-weight="bold" officeooo:rsid="0015b061" officeooo:paragraph-rsid="00166389" style:font-size-asian="16pt" style:font-weight-asian="bold" style:font-size-complex="16pt" style:font-weight-complex="bold"/>
    </style:style>
    <style:style style:name="P19" style:family="paragraph" style:parent-style-name="Standard">
      <style:paragraph-properties fo:margin-left="0.9846in" fo:margin-right="0in" fo:text-indent="0in" style:auto-text-indent="false"/>
      <style:text-properties officeooo:paragraph-rsid="00166389"/>
    </style:style>
    <style:style style:name="P20" style:family="paragraph" style:parent-style-name="Standard">
      <style:paragraph-properties fo:margin-left="0.9846in" fo:margin-right="0in" fo:text-indent="0in" style:auto-text-indent="false"/>
      <style:text-properties officeooo:rsid="00166389" officeooo:paragraph-rsid="00166389"/>
    </style:style>
    <style:style style:name="P21" style:family="paragraph" style:parent-style-name="Standard">
      <style:paragraph-properties fo:margin-left="0in" fo:margin-right="0in" fo:text-indent="0in" style:auto-text-indent="false"/>
      <style:text-properties fo:font-size="16pt" fo:font-weight="bold" officeooo:rsid="0015b061" officeooo:paragraph-rsid="0015b061" style:font-size-asian="16pt" style:font-weight-asian="bold" style:font-size-complex="16pt" style:font-weight-complex="bold"/>
    </style:style>
    <style:style style:name="T1" style:family="text">
      <style:text-properties fo:font-size="22pt" style:font-size-asian="22pt" style:font-size-complex="22pt"/>
    </style:style>
    <style:style style:name="T2" style:family="text">
      <style:text-properties fo:font-size="22pt" officeooo:rsid="00166389" style:font-size-asian="22pt" style:font-size-complex="22pt"/>
    </style:style>
    <style:style style:name="T3" style:family="text">
      <style:text-properties fo:font-size="22pt" fo:font-weight="bold" officeooo:rsid="0014a957" style:font-size-asian="22pt" style:font-weight-asian="bold" style:font-size-complex="22pt" style:font-weight-complex="bold"/>
    </style:style>
    <style:style style:name="T4" style:family="text">
      <style:text-properties fo:font-size="22pt" fo:font-weight="bold" officeooo:rsid="00166389" style:font-size-asian="22pt" style:font-weight-asian="bold" style:font-size-complex="22pt" style:font-weight-complex="bold"/>
    </style:style>
    <style:style style:name="T5" style:family="text">
      <style:text-properties fo:font-size="12pt" style:font-size-asian="12pt" style:font-size-complex="12pt"/>
    </style:style>
    <style:style style:name="T6" style:family="text">
      <style:text-properties fo:font-size="12pt" officeooo:rsid="0015b061" style:font-size-asian="12pt" style:font-size-complex="12pt"/>
    </style:style>
    <style:style style:name="T7" style:family="text">
      <style:text-properties fo:font-size="12pt" officeooo:rsid="00166389" style:font-size-asian="12pt" style:font-size-complex="12pt"/>
    </style:style>
    <style:style style:name="T8" style:family="text">
      <style:text-properties fo:font-size="12pt" officeooo:rsid="0014a957" style:font-size-asian="12pt" style:font-size-complex="12pt"/>
    </style:style>
    <style:style style:name="T9" style:family="text">
      <style:text-properties fo:font-size="12pt" officeooo:rsid="00184cd2"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officeooo:rsid="0014a957"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position="super 58%" fo:font-size="12pt" style:font-size-asian="12pt" style:font-size-complex="12pt"/>
    </style:style>
    <style:style style:name="T14"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772in" fo:text-indent="-0.25in" fo:margin-left="3.9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272in" fo:text-indent="-0.25in" fo:margin-left="4.227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i_Acessor_Class</text:p>
      <text:p text:style-name="P5">pullAllUserInfo method:</text:p>
      <text:p text:style-name="P7"/>
      <text:p text:style-name="P6"/>
      <text:p text:style-name="P8">Return Type: List</text:p>
      <text:p text:style-name="P8"/>
      <text:p text:style-name="P1">Return List/Object Details:</text:p>
      <text:p text:style-name="P1"><text:tab/></text:p>
      <text:p text:style-name="P2"><text:tab/><text:span text:style-name="T1">Index 0 – </text:span><text:span text:style-name="T2">Genre Strings</text:span></text:p>
      <text:p text:style-name="P2"><text:span text:style-name="T2"/></text:p>
      <text:p text:style-name="P13"><text:span text:style-name="T10">Description:</text:span><text:span text:style-name="T5"> An ordered list of strings which show the user’s most listened to genres (as per </text:span><text:span text:style-name="T6">said user’s</text:span><text:span text:style-name="T5"> top tracks). </text:span><text:span text:style-name="T6">The earlier a genre string appears in the list the more often it appeared in a user’s top tracks. The function automatically removes duplicate and cliché genres by default (this can be disabled by passing the </text:span><text:span text:style-name="T7">function with the variable “removeDuplicates” set to false).</text:span></text:p>
      <text:p text:style-name="P15"><text:span text:style-name="T6"/></text:p>
      <text:p text:style-name="P17"><text:span text:style-name="T5">Output Example:</text:span><text:span text:style-name="T12"> ['art rock', 'permanent wave', 'indie rock', 'modern rock', 'neo-psychedelic', 'new wave', 'vocal jazz', 'indie garage rock', 'indie pop', 'britpop', 'sheffield indie', 'deep new americana', 'indie folk', 'saskatchewan indie', 'north carolina indie']</text:span></text:p>
      <text:p text:style-name="P21"><text:span text:style-name="T12"/></text:p>
      <text:p text:style-name="P3"><text:tab/><text:span text:style-name="T1">Index </text:span><text:span text:style-name="T2">1</text:span><text:span text:style-name="T1"> – </text:span><text:span text:style-name="T2">Artist Strings</text:span></text:p>
      <text:p text:style-name="P3"><text:span text:style-name="T2"/></text:p>
      <text:p text:style-name="P14"><text:span text:style-name="T10">Description:</text:span><text:span text:style-name="T5"> An ordered list of </text:span><text:span text:style-name="T7">lists containing information about the most frequently appearing artists on the user’s top tracks. </text:span></text:p>
      <text:list xml:id="list3391464481" text:style-name="L1">
        <text:list-item>
          <text:p text:style-name="P9"><text:span text:style-name="T7">The first index of an artist object contains a string with the artist’s name. </text:span></text:p>
        </text:list-item>
        <text:list-item>
          <text:p text:style-name="P10"><text:span text:style-name="T5">The Second index of an artist object contains the amount of times said artist appeared in the user’s top tracks</text:span></text:p>
        </text:list-item>
        <text:list-item>
          <text:p text:style-name="P10"><text:span text:style-name="T5">The third index of the artist object shows the artist ID which may be useful for making future api calls if necessary!</text:span></text:p>
        </text:list-item>
      </text:list>
      <text:p text:style-name="P16"><text:span text:style-name="T6"/></text:p>
      <text:p text:style-name="P18"><text:span text:style-name="T5">Output Example: </text:span><text:span text:style-name="T12">[['The Nude Party', 4, '5BxtbtwwHXC3HA5kAn06sK'], ['Andy Shauf', 4, '5mFKYdmiYwNJTDtSzgFyQx'], ['Pulp', 4, '36E7oYfz3LLRto6l2WmDcD'], ['Cake', 3, '6A43Djmhbe9100UwnI7epV'], ['David Bowie', 2, '0oSGxfWSnnOXhD2fKuz2Gy'], ['Pavement', 2, '3inCNiUr4R6XQ3W43s9Aqi'], ['Astrud Gilberto', 2, '5rX2c1zow6hCph8PnnU3kF'], ['SEATBELTS', 2, '3U3zr5PCRa9ty74uN46iBa'], ['Beck', 1, '3vbKDsSS70ZX9D2OcvbZmS'], ['Lluís Coloma Trio', 1, '2HHUXyLRZyhgS0POkqda6U'], ['Acid Dad', 1, '3iqOjs2iwL6ywtcENg1ppm'], ['Vince Guaraldi', 1, '7gXUrN8vgmVhKVCkw9pavV'], ['稲垣次郎とソウル・メディア', 1, '3iIErrW9Zsp3U4UqrB71jq'], ['Radiohead', 1, '4Z8W4fKeB5YxbusRsdQVPb'], ['Henry Mancini', 1, '2EExdpjU4SK3xnJHO5paJf'], ['Reilly &amp; Co.', 1, '0NkORdtw1GL2ZMen1gjOGL'], ['The Beach Boys', 1, '3oDbviiivRWhXwIE8hxkVV'], ['Japanese Breakfast', 1, '7MoIc5s9KXolCBH1fy9kkw'], ['Bill Evans', 1, '4jXfFzeP66Zy67HM2mvIIF'], </text:span><text:soft-page-break/><text:span text:style-name="T12">['Parquet Courts', 1, '23NIwARd4vPbxt3wwNnJ6k'], ['Max Roach', 1, '6jrlNnS5B830kpi40j3S6g'], ['George Benson', 1, '4N8BwYTEC6XqykGvXXlmfv'], ['courtship.', 1, '2OK16hAFRHoJiFZKeZe8A8'], ['Erroll Garner', 1, '6C65D20ASusYqHGSIktfED'], ['TV Girl', 1, '0Y6dVaC9DZtPNH4591M42W']]</text:span></text:p>
      <text:p text:style-name="P8"/>
      <text:p text:style-name="P8"/>
      <text:p text:style-name="P8"/>
      <text:p text:style-name="P11"><text:span text:style-name="T3">Index </text:span><text:span text:style-name="T4">2</text:span><text:span text:style-name="T3"> – </text:span><text:span text:style-name="T4">Avg Year</text:span></text:p>
      <text:p text:style-name="P3"><text:span text:style-name="T2"/></text:p>
      <text:p text:style-name="P14"><text:span text:style-name="T10">Description:</text:span><text:span text:style-name="T5"> </text:span><text:span text:style-name="T7">An int type which shows the average release year of a track on a user’s top tracks.</text:span></text:p>
      <text:p text:style-name="P16"><text:span text:style-name="T6"/></text:p>
      <text:p text:style-name="P18"><text:span text:style-name="T5">Output Example:</text:span><text:span text:style-name="T12"> 2001</text:span></text:p>
      <text:p text:style-name="P18"><text:span text:style-name="T12"/></text:p>
      <text:p text:style-name="P11"><text:span text:style-name="T3">Index </text:span><text:span text:style-name="T4">3</text:span><text:span text:style-name="T3"> – </text:span><text:span text:style-name="T4">Recommended Tracks</text:span></text:p>
      <text:p text:style-name="P3"><text:span text:style-name="T2"/></text:p>
      <text:p text:style-name="P19"><text:span text:style-name="T11">Description:</text:span><text:span text:style-name="T8"> </text:span><text:span text:style-name="T7">A list of recommended tracks </text:span><text:span text:style-name="T9">(formatted in list objects) </text:span><text:span text:style-name="T7">based off of a selection of the most frequently appearing artists on a user’s top-tracks. Future updates to this function may include multiple API calls that account for track seeds, genre seeds and other parameters but such expansion may also cause us to go over our api request limits (The get recommendations api call does not allow for you to put more than 5 seeds per call)</text:span></text:p>
      <text:p text:style-name="P19"><text:span text:style-name="T7"/></text:p>
      <text:p text:style-name="P20"><text:span text:style-name="T5">The format of </text:span><text:span text:style-name="T9">the recommended track object is as follows:</text:span></text:p>
      <text:list xml:id="list1322738156" text:style-name="L2">
        <text:list-item>
          <text:p text:style-name="P12"><text:span text:style-name="T5">The first index includes the track name.</text:span></text:p>
        </text:list-item>
        <text:list-item>
          <text:p text:style-name="P12"><text:span text:style-name="T5">The second index includes the artist name</text:span></text:p>
        </text:list-item>
        <text:list-item>
          <text:p text:style-name="P12"><text:span text:style-name="T5">The third index includes the track ID</text:span></text:p>
        </text:list-item>
        <text:list-item>
          <text:p text:style-name="P12"><text:span text:style-name="T5">The fourth index includes the track popularity</text:span></text:p>
        </text:list-item>
        <text:list-item>
          <text:p text:style-name="P12"><text:span text:style-name="T5">There is an optional 5</text:span><text:span text:style-name="T13">th</text:span><text:span text:style-name="T5"> index that can be passed (not shown below) that provides a link to an embedded preview URL for the track.</text:span></text:p>
        </text:list-item>
      </text:list>
      <text:p text:style-name="P16"><text:span text:style-name="T6"/></text:p>
      <text:p text:style-name="P18"><text:span text:style-name="T5">Output Example: </text:span><text:span text:style-name="T12">[['Try Again', 'Andy Shauf', '0Fjy4haCEoFaiJME5pvbgB', 39], ['Shoot You Down - Remastered', 'The Stone Roses', '2erQ477GekpdP5l3xp5adl', 49], ['Shake Your Lonely', 'Twin Peaks', '71gZOVZcfn2Yp6evM2PdzW', 43], ['But Anyway', 'Blues Traveler', '1HpBm13TNcyMW3PoUrlZPv', 58], ['Under Control', 'Rostam', '1bb6gTCP4Va0ZGufhsj5W4', 47], ['Nothing Lasts Forever', 'Echo &amp; the Bunnymen', '4zlRCThoy7Wops9GF11kQX', 51], ['Get It On Time', 'Black Lips', '6Cb6cDEIKJQHUWD2xYLx00', 40], ['Twist Your Ankle', 'Andy Shauf', '2pscxdn0QUNuB3IxhKcGyM', 37], ['Oom Sha La La', 'Haley Heynderickx', '28kOpVf1aCgL0LSFfuKV4w', 57], ['Motorcycle Drive By', 'Third Eye Blind', '47wtXjG0Sk6DI6cjkRBcEg', 54], ["Sucker's Prayer", 'The Decemberists', '3pxhPssdL2SJObXb5hpCRu', 54], ['December', 'Collective Soul', '7GNLvWRG9itrCk0zarYKmQ', 62], ['Strange Overtones', 'Whitney', '5aHpXbgh3lZlUPJ1iqaczp', 48], ['Interstate Vision', 'Lomelda', '348FPMPFwLA7ucpCqNXyPl', 46], ['Lonesome Street', 'Blur', </text:span><text:soft-page-break/><text:span text:style-name="T12">'2BSDAVUzzQP7wpvcDybmsP', 45], ['Honey', 'Drugdealer', '2gk1J5fVlNPGGkheIegaR7', 48], ['Connection', 'Elastica', '53LZqMzQEnjBkFXPqOq0cD', 54], ['Go It Alone', 'Beck', '7zeCIWu37bKFJuem8MTyM1', 52], ['Come to Me Now', 'Kevin Morby', '7xHV54aQj5PLQGjeqch1y5', 46], ['The Way', 'Fastball', '7IsEXPk6qqt30FfQv4SZMa', 6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7:59:19.345084090</meta:creation-date>
    <dc:date>2021-11-07T21:56:53.341320108</dc:date>
    <meta:editing-duration>PT3M37S</meta:editing-duration>
    <meta:editing-cycles>1</meta:editing-cycles>
    <meta:document-statistic meta:table-count="0" meta:image-count="0" meta:object-count="0" meta:page-count="3" meta:paragraph-count="26" meta:word-count="607" meta:character-count="4677" meta:non-whitespace-character-count="4108"/>
    <meta:generator>LibreOffice/6.4.7.2$Linux_X86_64 LibreOffice_project/40$Build-2</meta:generator>
  </office:meta>
</office:document-meta>
</file>